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4a19f"/>
    </style:style>
    <style:style style:name="P2" style:family="paragraph" style:parent-style-name="Standard">
      <style:text-properties officeooo:rsid="00031f9d" officeooo:paragraph-rsid="00031f9d"/>
    </style:style>
    <style:style style:name="P3" style:family="paragraph" style:parent-style-name="Standard">
      <style:text-properties officeooo:rsid="00031f9d" officeooo:paragraph-rsid="0004a19f"/>
    </style:style>
    <style:style style:name="P4" style:family="paragraph" style:parent-style-name="Standard">
      <style:text-properties officeooo:rsid="0004a19f" officeooo:paragraph-rsid="0004a19f"/>
    </style:style>
    <style:style style:name="P5" style:family="paragraph" style:parent-style-name="Standard" style:list-style-name="L1">
      <style:text-properties officeooo:rsid="0004a19f" officeooo:paragraph-rsid="0004a19f"/>
    </style:style>
    <style:style style:name="P6" style:family="paragraph" style:parent-style-name="Standard" style:list-style-name="L1">
      <style:text-properties officeooo:rsid="0004a19f" officeooo:paragraph-rsid="0009f295"/>
    </style:style>
    <style:style style:name="P7" style:family="paragraph" style:parent-style-name="Standard" style:list-style-name="L1">
      <style:text-properties officeooo:rsid="0004a19f" officeooo:paragraph-rsid="000d904a"/>
    </style:style>
    <style:style style:name="P8" style:family="paragraph" style:parent-style-name="Standard" style:list-style-name="L2">
      <style:text-properties officeooo:paragraph-rsid="0004a19f"/>
    </style:style>
    <style:style style:name="P9" style:family="paragraph" style:parent-style-name="Standard">
      <style:text-properties officeooo:rsid="0005e408" officeooo:paragraph-rsid="0004a19f"/>
    </style:style>
    <style:style style:name="P10" style:family="paragraph" style:parent-style-name="Standard" style:list-style-name="L2">
      <style:text-properties officeooo:rsid="0005e408" officeooo:paragraph-rsid="000b6f68"/>
    </style:style>
    <style:style style:name="P11" style:family="paragraph" style:parent-style-name="Standard" style:list-style-name="L2">
      <style:text-properties officeooo:rsid="0005e408" officeooo:paragraph-rsid="000bafe9"/>
    </style:style>
    <style:style style:name="P12" style:family="paragraph" style:parent-style-name="Standard" style:list-style-name="L2">
      <style:text-properties officeooo:rsid="0005e408" officeooo:paragraph-rsid="000d904a"/>
    </style:style>
    <style:style style:name="P13" style:family="paragraph" style:parent-style-name="Standard" style:list-style-name="L2">
      <style:text-properties officeooo:rsid="000bafe9" officeooo:paragraph-rsid="000bafe9"/>
    </style:style>
    <style:style style:name="P14" style:family="paragraph" style:parent-style-name="Standard" style:list-style-name="L2">
      <style:text-properties officeooo:rsid="000be43e" officeooo:paragraph-rsid="000be43e"/>
    </style:style>
    <style:style style:name="T1" style:family="text">
      <style:text-properties officeooo:rsid="0004a19f"/>
    </style:style>
    <style:style style:name="T2" style:family="text">
      <style:text-properties style:text-underline-style="solid" style:text-underline-width="auto" style:text-underline-color="font-color" officeooo:rsid="0004a19f"/>
    </style:style>
    <style:style style:name="T3" style:family="text">
      <style:text-properties officeooo:rsid="0005e408"/>
    </style:style>
    <style:style style:name="T4" style:family="text">
      <style:text-properties officeooo:rsid="0007f881"/>
    </style:style>
    <style:style style:name="T5" style:family="text">
      <style:text-properties officeooo:rsid="0009f295"/>
    </style:style>
    <style:style style:name="T6" style:family="text">
      <style:text-properties fo:font-style="italic" officeooo:rsid="0009f295" style:font-style-asian="italic" style:font-style-complex="italic"/>
    </style:style>
    <style:style style:name="T7" style:family="text">
      <style:text-properties fo:font-style="italic" officeooo:rsid="000d904a" style:font-style-asian="italic" style:font-style-complex="italic"/>
    </style:style>
    <style:style style:name="T8" style:family="text">
      <style:text-properties officeooo:rsid="000b6f68"/>
    </style:style>
    <style:style style:name="T9" style:family="text">
      <style:text-properties officeooo:rsid="000bafe9"/>
    </style:style>
    <style:style style:name="T10" style:family="text">
      <style:text-properties officeooo:rsid="000d904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Liste des diagrammes de classes</text:span><text:span text:style-name="T1"> :</text:span></text:p>
      <text:p text:style-name="P2"/>
      <text:list xml:id="list374392628506047253" text:style-name="L1">
        <text:list-item>
          <text:p text:style-name="P5"><text:span text:style-name="T6">ClassDia_Complet.pdf</text:span><text:span text:style-name="T5"> : Diagramme de classe complet de l'application </text:span><text:span text:style-name="T10">V2</text:span><text:span text:style-name="T5">.</text:span></text:p>
        </text:list-item>
        <text:list-item>
          <text:p text:style-name="P6"><text:span text:style-name="T6">ClassDia_CompletLight.pdf </text:span><text:span text:style-name="T5">: Diagramme de classe complet de l'application </text:span><text:span text:style-name="T10">V2</text:span> <text:span text:style-name="T4">sans les 'identifieurs' des patrons de conception.</text:span></text:p>
        </text:list-item>
        <text:list-item>
          <text:p text:style-name="P6"><text:span text:style-name="T6">ClassDia_Command01.pdf</text:span><text:span text:style-name="T5"> : Diagramme de classe de l'utilisation du patron 'Command' entre l'horloge et l</text:span><text:span text:style-name="T10">e moteur</text:span><text:span text:style-name="T5">.</text:span></text:p>
        </text:list-item>
        <text:list-item>
          <text:p text:style-name="P7"><text:span text:style-name="T6">ClassDia_Command02.pdf</text:span><text:span text:style-name="T5"> : Diagramme de classe de l'utilisation du patron 'Command' entre le moteur et le contrôleur.</text:span></text:p>
        </text:list-item>
        <text:list-item>
          <text:p text:style-name="P6"><text:span text:style-name="T6">ClassDia_Command03.pdf</text:span><text:span text:style-name="T5"> : Diagramme de classe de l'utilisation du patron 'Command' entre l</text:span><text:span text:style-name="T10">'horloge</text:span><text:span text:style-name="T5"> et l</text:span><text:span text:style-name="T10">'adaptateur</text:span><text:span text:style-name="T5">.</text:span></text:p>
        </text:list-item>
        <text:list-item>
          <text:p text:style-name="P7"><text:span text:style-name="T6">ClassDia_Command0</text:span><text:span text:style-name="T7">4</text:span><text:span text:style-name="T6">.pdf</text:span><text:span text:style-name="T5"> : Diagramme de classe de l'utilisation du patron 'Command' entre l'horloge et l</text:span><text:span text:style-name="T10">'adaptateur</text:span><text:span text:style-name="T5">.</text:span></text:p>
        </text:list-item>
        <text:list-item>
          <text:p text:style-name="P6"><text:span text:style-name="T6">ClassDia_Ob</text:span><text:span text:style-name="T7">s</text:span><text:span text:style-name="T6">erver0</text:span><text:span text:style-name="T7">1</text:span><text:span text:style-name="T6">.pdf</text:span><text:span text:style-name="T5"> : Diagramme de classe de l'utilisation du patron 'Observer' entre le moteur et le contrôleur.</text:span></text:p>
        </text:list-item>
        <text:list-item>
          <text:p text:style-name="P7"><text:span text:style-name="T6">ClassDia_Ob</text:span><text:span text:style-name="T7">s</text:span><text:span text:style-name="T6">erver0</text:span><text:span text:style-name="T7">2</text:span><text:span text:style-name="T6">.pdf</text:span><text:span text:style-name="T5"> : Diagramme de classe de l'utilisation du patron 'Observer' entre l</text:span><text:span text:style-name="T10">'adaptateur</text:span><text:span text:style-name="T5"> et le contrôleur.</text:span></text:p>
        </text:list-item>
        <text:list-item>
          <text:p text:style-name="P7"><text:span text:style-name="T6">ClassDia_</text:span><text:span text:style-name="T7">Adapteur</text:span><text:span text:style-name="T6">.pdf</text:span><text:span text:style-name="T5"> : Diagramme de classe de l'utilisation du patron '</text:span><text:span text:style-name="T10">Adapter</text:span><text:span text:style-name="T5">' entre </text:span><text:span text:style-name="T10">la V1 (moteur et controleur) et l'interface d'accès au matériel réel.</text:span></text:p>
        </text:list-item>
      </text:list>
      <text:p text:style-name="P4"/>
      <text:p text:style-name="P3"/>
      <text:p text:style-name="P1"><text:span text:style-name="T2">Détail des patrons utilisés</text:span><text:span text:style-name="T1"> :</text:span></text:p>
      <text:p text:style-name="P4"/>
      <text:list xml:id="list5843245727154301782" text:style-name="L2">
        <text:list-item>
          <text:p text:style-name="P8"><text:span text:style-name="T1">Le patron </text:span><text:span text:style-name="T8">'</text:span><text:span text:style-name="T1">Command</text:span><text:span text:style-name="T8">'</text:span><text:span text:style-name="T1"> entre l'horloge et le moteur </text:span><text:span text:style-name="T8">permet</text:span><text:span text:style-name="T1"> de déclencher les actions de marquage du temps </text:span><text:span text:style-name="T8">sur le moteur</text:span><text:span text:style-name="T1">. </text:span><text:span text:style-name="T3">L'implémentation de l'horloge reçoit la commande </text:span><text:span text:style-name="T8">'</text:span><text:span text:style-name="T3">CmdImp_TopSynchro</text:span><text:span text:style-name="T8">'</text:span><text:span text:style-name="T3"> et l'exécute a une fréquence donnée par le moteur. Cette commande appelle la fonction marquagePériodique() du moteur.</text:span></text:p>
        </text:list-item>
      </text:list>
      <text:p text:style-name="P9"/>
      <text:list xml:id="list36530101" text:continue-numbering="true" text:style-name="L2">
        <text:list-item>
          <text:p text:style-name="P10"><text:span text:style-name="T8">Le patron 'Command' entre le moteur et le contrôleur permet de déclencher les actions de </text:span><text:span text:style-name="T1">marquage du temps, et </text:span><text:span text:style-name="T8">si nécessaire </text:span><text:span text:style-name="T1">de la mesure, </text:span><text:span text:style-name="T8">sur le contrôleur. La classe MoteurMetronomeImple reçoit les commandes 'CmdImp_marqueTps' et 'CmdImp_marqueMes' et les exécute à chaque marquage périodique, en fonction du paramètre de nombre de temps dans une mesure. Ces commande appelle les fonctions marqueTemps</text:span><text:span text:style-name="T9">()</text:span><text:span text:style-name="T8"> et marqueMesure</text:span><text:span text:style-name="T9">()</text:span><text:span text:style-name="T8"> sur le contrôleur.</text:span></text:p>
          <text:p text:style-name="P13"/>
        </text:list-item>
        <text:list-item>
          <text:p text:style-name="P11"><text:span text:style-name="T1">Le patron </text:span><text:span text:style-name="T8">'</text:span><text:span text:style-name="T1">Command</text:span><text:span text:style-name="T8">'</text:span><text:span text:style-name="T1"> entre l'horloge et l</text:span><text:span text:style-name="T9">a présentation</text:span><text:span text:style-name="T1"> </text:span><text:span text:style-name="T8">permet</text:span><text:span text:style-name="T1"> d</text:span><text:span text:style-name="T9">'éteindre les Leds sur la présentation au bout d'un temps donné</text:span><text:span text:style-name="T1">. </text:span>L'implémentation de l'horloge reçoit la commande <text:span text:style-name="T8">'</text:span>CmdImp_<text:span text:style-name="T9">stopLed</text:span><text:span text:style-name="T8">'</text:span> et l'exécute a<text:span text:style-name="T9">près un délai passé en paramètre</text:span>. Cette commande appelle la fonction <text:span text:style-name="T9">eteindreLesLeds() de la présentation (classe IHMImple).</text:span></text:p>
          <text:p text:style-name="P11"><text:span text:style-name="T9"/></text:p>
        </text:list-item>
        <text:list-item>
          <text:p text:style-name="P12"><text:span text:style-name="T1">Le patron </text:span><text:span text:style-name="T8">'</text:span><text:span text:style-name="T1">Command</text:span><text:span text:style-name="T8">'</text:span><text:span text:style-name="T1"> entre l'horloge et l</text:span><text:span text:style-name="T10">'adaptateur</text:span><text:span text:style-name="T1"> </text:span><text:span text:style-name="T8">permet</text:span><text:span text:style-name="T1"> de déclencher les actions de </text:span><text:span text:style-name="T10">lecture de l'état du matériel réel</text:span><text:span text:style-name="T1">. </text:span>L'implémentation de l'horloge reçoit la commande <text:span text:style-name="T8">'</text:span>CmdImp_<text:span text:style-name="T10">LireMat</text:span><text:span text:style-name="T8">'</text:span> et l'exécute a une fréquence donnée par l<text:span text:style-name="T10">'adaptateur</text:span>. Cette commande appelle la fonction <text:span text:style-name="T10">LireEtatIhmReelle</text:span>() d<text:span text:style-name="T10">e l'adaptateur.</text:span></text:p>
          <text:p text:style-name="P13"/>
        </text:list-item>
        <text:list-item>
          <text:p text:style-name="P14">Le patron 'Observer' entre la présentation et le contrôleur permet de surveiller les modifications des valeurs de tempo, de nombre de temps dans une mesure, et de mise en marche effectuer par l'IHM. Lorsqu'une modification est notifiée, la fonction actualise() du contrôleur est appelée pour récupérer et traiter les nouvelles valeurs.</text:p>
          <text:p text:style-name="P14"/>
        </text:list-item>
        <text:list-item>
          <text:p text:style-name="P14">Le patron 'Observer' entre le moteur et le contrôleur permet de surveiller les modifications des valeurs de tempo et de nombre de temps dans une mesure effectuer par le moteur. <text:soft-page-break/>Lorsqu'une modification est notifiée, la fonction actualise() du contrôleur est appelée pour récupérer et traiter les nouvelles vale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5T19:09:23.84</meta:creation-date>
    <dc:date>2014-01-12T16:37:49.70</dc:date>
    <meta:editing-duration>PT5H2M7S</meta:editing-duration>
    <meta:editing-cycles>6</meta:editing-cycles>
    <meta:generator>LibreOffice/4.0.5.2$Windows_x86 LibreOffice_project/5464147a081647a250913f19c0715bca595af2f</meta:generator>
    <meta:document-statistic meta:table-count="0" meta:image-count="0" meta:object-count="0" meta:page-count="2" meta:paragraph-count="17" meta:word-count="459" meta:character-count="3168" meta:non-whitespace-character-count="2741"/>
  </office:meta>
</office:document-meta>
</file>